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start" style:justify-single-word="false" style:snap-to-layout-grid="false"/>
      <style:text-properties fo:font-size="10pt" style:font-size-asian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text-properties style:font-name="Times New Roman" fo:font-weight="bold" style:font-weight-asian="bold" style:font-weight-complex="bold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10" style:family="paragraph" style:parent-style-name="Text_20_body">
      <style:paragraph-properties fo:text-align="justify" style:justify-single-word="false"/>
      <style:text-properties style:font-name="Times New Roman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style:font-name="Times New Roman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13" style:family="paragraph" style:parent-style-name="Standard" style:list-style-name="L2">
      <style:text-properties style:font-name="Times New Roman" fo:font-size="10pt" style:font-size-asian="10pt" style:font-size-complex="10pt"/>
    </style:style>
    <style:style style:name="P14" style:family="paragraph" style:parent-style-name="Heading_20_2">
      <style:text-properties style:font-name="Times New Roman"/>
    </style:style>
    <style:style style:name="P15" style:family="paragraph" style:parent-style-name="Heading_20_2">
      <style:text-properties style:font-name="Times New Roman" fo:font-size="10pt" fo:language="pt" fo:country="BR" fo:font-weight="bold" style:font-size-asian="10pt" style:font-weight-asian="bold" style:font-size-complex="10pt" style:font-weight-complex="bold"/>
    </style:style>
    <style:style style:name="P16" style:family="paragraph" style:parent-style-name="Heading_20_2">
      <style:text-properties style:font-name="Times New Roman" fo:font-size="10pt" style:font-size-asian="10pt" style:font-size-complex="10pt"/>
    </style:style>
    <style:style style:name="P17" style:family="paragraph" style:parent-style-name="Heading_20_1">
      <style:text-properties style:font-name="Times New Roman"/>
    </style:style>
    <style:style style:name="P18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19" style:family="paragraph" style:parent-style-name="Text_20_body" style:list-style-name="L1"/>
    <style:style style:name="P20" style:family="paragraph" style:parent-style-name="Text_20_body">
      <style:text-properties style:font-name="Times New Roman"/>
    </style:style>
    <style:style style:name="P21" style:family="paragraph" style:parent-style-name="Text_20_body" style:list-style-name="L1">
      <style:text-properties style:font-name="Times New Roman"/>
    </style:style>
    <style:style style:name="P22" style:family="paragraph" style:parent-style-name="Text_20_body" style:list-style-name="WW8Num7">
      <style:text-properties style:font-name="Times New Roman"/>
    </style:style>
    <style:style style:name="P23" style:family="paragraph" style:parent-style-name="Text_20_body" style:list-style-name="WW8Num7">
      <style:paragraph-properties fo:text-align="justify" style:justify-single-word="false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T4" style:family="text">
      <style:text-properties style:font-name="Times New Roman" style:language-complex="ar" style:country-complex="SA"/>
    </style:style>
    <style:style style:name="T5" style:family="text">
      <style:text-properties style:font-name="Times New Roman" fo:font-size="10pt" fo:font-weight="normal" style:font-size-asian="10pt" style:font-weight-asian="normal" style:font-size-complex="10pt" style:language-complex="ar" style:country-complex="SA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Memória Virtual<text:line-break/>Caso de Uso: Associar Autor</text:p>
      <text:h text:style-name="P17" text:outline-level="1">Breve Descrição</text:h>
      <text:p text:style-name="P10">O Caso de Uso é uma <text:span text:style-name="T6">extensão </text:span>ao Caso de Uso “CDU 010”, que está associado ao Caso de Uso “CDU 022”. Esta associação dos Casos de Uso visa estreitar a relação entre os mesmo de forma a facilitar e agilizar os fluxo de informação. O Autor pode ser relacionado a vários Bens Patrimoniais, assim como um Bem Patrimonial pode estar relacionado a mais de um Autor. Caso o Autor não conste no Banco de Dados, poderá ser criado na mesma interface do Caso de Uso “CDU 010”.</text:p>
      <text:h text:style-name="P17" text:outline-level="1">Breve Descrição dos Atores</text:h>
      <text:list xml:id="list30490167" text:style-name="L1">
        <text:list-item>
          <text:p text:style-name="P19"><text:span text:style-name="T4">Catalogador: C</text:span><text:span text:style-name="T5">adastra, exclui e altera os dados dessa relação.</text:span></text:p>
        </text:list-item>
      </text:list>
      <text:h text:style-name="P17" text:outline-level="1">Pré-condições</text:h>
      <text:list xml:id="list30471279" text:continue-numbering="true" text:style-name="L1">
        <text:list-item>
          <text:p text:style-name="P21">Usuário estar logado no Sistema.</text:p>
        </text:list-item>
        <text:list-item>
          <text:p text:style-name="P21">Existência do Bem Patrimonial no Banco de Dados.</text:p>
        </text:list-item>
      </text:list>
      <text:h text:style-name="P17" text:outline-level="1">Fluxo Básico de eventos</text:h>
      <text:list xml:id="list30487260" text:style-name="WW8Num7">
        <text:list-item>
          <text:p text:style-name="P23">O Catalogador durante a realização do procedimento de adição de um Bem Patrimonial, Caso de Uso “CDU 010”. No caso especifico do preenchimento do campo Autoria, este é editável e auto completável, podendo o Catalogador durante o preenchimento no campo escolher o Autor de acordo com a lista que aparecerá, este consta em ordem alfabética.</text:p>
        </text:list-item>
        <text:list-item>
          <text:p text:style-name="P22">O caso de uso termina. </text:p>
        </text:list-item>
      </text:list>
      <text:h text:style-name="P17" text:outline-level="1">Fluxos Alternativos</text:h>
      <text:p text:style-name="P5"/>
      <text:h text:style-name="P14" text:outline-level="2" text:is-list-header="true">Fluxo Alternativo 1</text:h>
      <text:p text:style-name="P11">No passo 1 do Fluxo Básico; <text:span text:style-name="T3"><text:s/>o Catalogador caso não encontre o Autor, terá a opção de adicionar um “Novo Autor”. Haverá um Botão para um Novo Evento, este permitirá que o Catalogador cadastre um Novo Autor, chamando o caso de uso “CDU 022”, no mesmo mesmo ambiente do caso de uso “CDU 010”.</text:span></text:p>
      <text:p text:style-name="P6"/>
      <text:h text:style-name="P15" text:outline-level="2" text:is-list-header="true">Fluxo Alternativo 2</text:h>
      <text:p text:style-name="P12"><text:s text:c="15"/>No passo 1 do Fluxo Básico; o <text:s/>Catalogador terá a opção de adicionar quantos Autores for <text:s text:c="3"/></text:p>
      <text:p text:style-name="P12"><text:s text:c="15"/>necessário, de formar a associar os mesmos ao Bem Patrimonial, haverá um Botão para adição de </text:p>
      <text:p text:style-name="P12"><text:s text:c="16"/>um Novo Campo – Autor.</text:p>
      <text:h text:style-name="P17" text:outline-level="1">Pós-condições</text:h>
      <text:list xml:id="list30473323" text:style-name="L2">
        <text:list-item>
          <text:list>
            <text:list-item>
              <text:p text:style-name="P13">Fluxo Alternativo 1: Neste momento ocorre mudanças no Banco de Dados do Sistema, com cadastramento de um Novo Autor.</text:p>
            </text:list-item>
            <text:list-item>
              <text:p text:style-name="P13">Fluxo Alternativo 2: Haverá um Novo Campo – Autor, neste momento não há mudanças no Banco de Dados do Sistema.</text:p>
              <text:p text:style-name="P13"/>
            </text:list-item>
          </text:list>
        </text:list-item>
      </text:list>
      <text:h text:style-name="P16" text:outline-level="2" text:is-list-header="true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margin-top="0cm" fo:margin-bottom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228cm" fo:margin-left="0.021cm" fo:margin-right="-0.009cm" table:align="margins" style:writing-mode="lr-tb"/>
    </style:style>
    <style:style style:name="Tabela2.A" style:family="table-column">
      <style:table-column-properties style:column-width="1.905cm" style:rel-column-width="8198*"/>
    </style:style>
    <style:style style:name="Tabela2.B" style:family="table-column">
      <style:table-column-properties style:column-width="10.287cm" style:rel-column-width="44271*"/>
    </style:style>
    <style:style style:name="Tabela2.C" style:family="table-column">
      <style:table-column-properties style:column-width="3.036cm" style:rel-column-width="13066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text-align="start" style:justify-single-word="false" style:snap-to-layout-grid="false"/>
      <style:text-properties fo:font-size="10pt" style:font-size-asian="10pt"/>
    </style:style>
    <style:style style:name="MP5" style:family="paragraph" style:parent-style-name="Text_20_body">
      <style:paragraph-properties fo:margin-left="0cm" fo:margin-right="0cm" fo:text-indent="0cm" style:auto-text-indent="false"/>
    </style:style>
    <style:style style:name="M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7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24cm" svg:height="1.628cm" draw:z-index="0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- <text:s/>CDU 024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4"><text:s text:c="2"/>Data: <text:s/>27/06/2012</text:p>
            </table:table-cell>
          </table:table-row>
        </table:table>
        <text:p text:style-name="MP5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6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7"><text:span text:style-name="MT1">Página </text:span><text:span text:style-name="Page_20_Number"><text:span text:style-name="MT1"><text:page-number text:select-page="current">1</text:page-number></text:span></text:span><text:span text:style-name="Page_20_Number"><text:span text:style-name="MT1"> de </text:span></text:span><text:span text:style-name="Page_20_Number"><text:span text:style-name="MT2"><text:page-count style:num-format="1">1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66</meta:editing-cycles>
    <meta:editing-duration>PT166H30M37S</meta:editing-duration>
    <meta:generator>BrOffice.org/3.2$Win32 OpenOffice.org_project/320m12$Build-9483</meta:generator>
    <dc:date>2012-07-11T10:35:02.95</dc:date>
    <meta:print-date>2012-06-28T12:31:00.72</meta:print-date>
    <meta:document-statistic meta:table-count="2" meta:image-count="1" meta:object-count="0" meta:page-count="1" meta:paragraph-count="28" meta:word-count="372" meta:character-count="2081"/>
  </office:meta>
</office:document-meta>
</file>